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ondo_5f_yellow-title">
      <style:graphic-properties draw:auto-grow-height="true" fo:min-height="3.507cm"/>
    </style:style>
    <style:style style:name="pr2" style:family="presentation" style:parent-style-name="mondo_5f_yellow-notes">
      <style:graphic-properties draw:fill-color="#ffffff" draw:auto-grow-height="true" fo:min-height="11.41cm"/>
    </style:style>
    <style:style style:name="pr3" style:family="presentation" style:parent-style-name="mondo_5f_yellow-subtitle">
      <style:graphic-properties draw:fill-color="#ffffff" fo:min-height="15.344cm"/>
    </style:style>
    <style:style style:name="pr4" style:family="presentation" style:parent-style-name="mondo_5f_yellow-notes">
      <style:graphic-properties draw:fill-color="#ffffff" fo:min-height="11.41cm"/>
    </style:style>
    <style:style style:name="pr5" style:family="presentation" style:parent-style-name="mondo_5f_yellow-title">
      <style:graphic-properties fo:min-height="3.507cm"/>
    </style:style>
    <style:style style:name="pr6" style:family="presentation" style:parent-style-name="mondo_5f_yellow-subtitle">
      <style:graphic-properties draw:fill-color="#ffffff" draw:auto-grow-height="true" fo:min-height="15.344cm"/>
    </style:style>
    <style:style style:name="pr7" style:family="presentation" style:parent-style-name="mondo_5f_yellow-subtitle">
      <style:graphic-properties draw:fill-color="#ffffff" draw:auto-grow-height="true" fo:min-height="13.867cm"/>
    </style:style>
    <style:style style:name="pr8" style:family="presentation" style:parent-style-name="mondo_5f_yellow-subtitle">
      <style:graphic-properties draw:fill-color="#ffffff" fo:min-height="13.867cm"/>
    </style:style>
    <style:style style:name="pr9" style:family="presentation" style:parent-style-name="mondo_5f_yellow-subtitle">
      <style:graphic-properties fo:min-height="15.34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32pt"/>
    </style:style>
    <style:style style:name="P6" style:family="paragraph">
      <style:paragraph-properties fo:text-align="end"/>
      <style:text-properties fo:font-size="26pt" style:font-size-asian="26pt" style:font-size-complex="26pt"/>
    </style:style>
    <style:style style:name="P7" style:family="paragraph">
      <style:paragraph-properties fo:text-align="start"/>
      <style:text-properties fo:font-size="26pt" style:font-size-asian="26pt" style:font-size-complex="26pt"/>
    </style:style>
    <style:style style:name="P8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style:paragraph-properties fo:margin-top="0cm" fo:margin-bottom="0.499cm" fo:text-align="start"/>
      <style:text-properties fo:font-family="Courier" style:font-family-generic="modern" style:font-pitch="fixed" fo:font-size="24pt" style:font-size-asian="24pt" style:font-size-complex="24pt"/>
    </style:style>
    <style:style style:name="P12" style:family="paragraph">
      <style:paragraph-properties fo:text-align="start"/>
      <style:text-properties fo:font-family="Courier" style:font-family-generic="modern" style:font-pitch="fixed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family="Courier" style:font-family-generic="modern" style:font-pitch="fixed" fo:font-size="24pt" style:font-size-asian="24pt" style:font-size-complex="24pt"/>
    </style:style>
    <style:style style:name="T4" style:family="text">
      <style:text-properties fo:font-family="Courier" style:font-family-generic="modern" style:font-pitch="fixed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family="'Courier New'" style:font-family-generic="modern" style:font-pitch="fixed" fo:font-size="24pt" fo:language="en" fo:country="US" style:font-family-asian="'Courier New'" style:font-family-generic-asian="modern" style:font-pitch-asian="fixed" style:font-size-asian="24pt" style:language-asian="en" style:country-asian="US" style:font-family-complex="'Courier New'" style:font-family-generic-complex="modern" style:font-pitch-complex="fixed" style:font-size-complex="24pt"/>
    </style:style>
    <style:style style:name="T6" style:family="text">
      <style:text-properties fo:font-family="Courier" style:font-family-generic="modern" style:font-pitch="fixed" fo:font-size="24pt" fo:language="en" fo:country="US" style:font-family-asian="'Courier New'" style:font-family-generic-asian="modern" style:font-pitch-asian="fixed" style:font-size-asian="24pt" style:language-asian="en" style:country-asian="US" style:font-family-complex="'Courier New'" style:font-family-generic-complex="modern" style:font-pitch-complex="fixed" style:font-size-complex="24pt"/>
    </style:style>
    <style:style style:name="T7" style:family="text">
      <style:text-properties fo:font-family="Courier" style:font-family-generic="modern" style:font-pitch="fixed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yellow" presentation:presentation-page-layout-name="AL1T19">
        <office:forms form:automatic-focus="false" form:apply-design-mode="false"/>
        <draw:frame presentation:style-name="pr1" draw:layer="layout" svg:width="23.911cm" svg:height="6.945cm" svg:x="2cm" svg:y="7.774cm" presentation:class="title" presentation:user-transformed="true">
          <draw:text-box>
            <text:p>MPI<text:line-break/>Message Passing Interface<text:line-break/><text:line-break/>http://www.mpi-forum.org/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Что это?</text:p>
          </draw:text-box>
        </draw:frame>
        <draw:frame presentation:style-name="pr3" draw:layer="layout" svg:width="23.911cm" svg:height="15.344cm" svg:x="2cm" svg:y="5.656cm" presentation:class="subtitle" presentation:user-transformed="true">
          <draw:text-box>
            <text:p>MPI – интерфейс передачи сообщений</text:p>
            <text:p/>
            <text:p>Это библиотека функций, предназначенная для поддержки работы параллельных процессов в терминах передачи сообщений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Кому он нужен, этот MPI?</text:p>
          </draw:text-box>
        </draw:frame>
        <draw:frame presentation:style-name="pr3" draw:layer="layout" svg:width="23.911cm" svg:height="15.344cm" svg:x="2.058cm" svg:y="6.633cm" presentation:class="subtitle">
          <draw:text-box>
            <text:p>Этот стандарт предназначен для пользователей, которые хотят писать переносимые программы для передачи сообщений на языках C/C++ и Fortran.</text:p>
            <text:p/>
            <text:p><text:s/>К ним относятся прикладные программисты, разработчики программного обеспечения для параллельных машин и создатели исполнительных сред, реализующих MPI.</text:p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очему MPI?</text:p>
          </draw:text-box>
        </draw:frame>
        <draw:frame presentation:style-name="pr3" draw:layer="layout" svg:width="23.911cm" svg:height="15.344cm" svg:x="2.058cm" svg:y="6.633cm" presentation:class="subtitle">
          <draw:text-box>
            <text:list text:style-name="L1">
              <text:list-item>
                <text:p>единый стандарт<text:line-break/><text:line-break/>единственная технология, реалиации которой существуют для всех HPC платформ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очему MPI?</text:p>
          </draw:text-box>
        </draw:frame>
        <draw:frame presentation:style-name="pr3" draw:text-style-name="P2" draw:layer="layout" svg:width="23.911cm" svg:height="15.344cm" svg:x="2.058cm" svg:y="6.633cm" presentation:class="subtitle">
          <draw:text-box>
            <text:list text:style-name="L1">
              <text:list-item>
                <text:p text:style-name="P2">переносимость</text:p>
              </text:list-item>
            </text:list>
            <text:p text:style-name="P2"/>
            <text:p text:style-name="P2">Можно использовать один и тот же исходный код и быть уверенным, что он будет работать одинаково на всех платформах, для которых существует поддержка MPI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очему MPI?</text:p>
          </draw:text-box>
        </draw:frame>
        <draw:frame presentation:style-name="pr3" draw:layer="layout" svg:width="23.911cm" svg:height="15.344cm" svg:x="2.058cm" svg:y="6.633cm" presentation:class="subtitle">
          <draw:text-box>
            <text:list text:style-name="L1">
              <text:list-item>
                <text:p>производительность <text:line-break/></text:p>
              </text:list-item>
            </text:list>
            <text:p>Поставщики оборудования могут иметь свои собственные реализации (или расширения), «заточенные» под их аппаратное обеспечение.</text:p>
            <text:p/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очему MPI?</text:p>
          </draw:text-box>
        </draw:frame>
        <draw:frame presentation:style-name="pr3" draw:text-style-name="P2" draw:layer="layout" svg:width="23.911cm" svg:height="15.344cm" svg:x="2.058cm" svg:y="6.633cm" presentation:class="subtitle">
          <draw:text-box>
            <text:list text:style-name="L1">
              <text:list-item>
                <text:p text:style-name="P2">функциональность</text:p>
              </text:list-item>
            </text:list>
            <text:p text:style-name="P2"/>
            <text:p text:style-name="P2">Несколько сотен различных функций на все случаи жизни</text:p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очему MPI?</text:p>
          </draw:text-box>
        </draw:frame>
        <draw:frame presentation:style-name="pr3" draw:text-style-name="P2" draw:layer="layout" svg:width="23.911cm" svg:height="15.344cm" svg:x="2.058cm" svg:y="6.633cm" presentation:class="subtitle">
          <draw:text-box>
            <text:list text:style-name="L1">
              <text:list-item>
                <text:p text:style-name="P2">доступность</text:p>
              </text:list-item>
            </text:list>
            <text:p text:style-name="P2"/>
            <text:p text:style-name="P2">Существует множество реализаций, как свободных, так и закрытых.</text:p>
            <text:p text:style-name="P2"/>
            <text:p text:style-name="P2">OpenMPI, mpich, mvapich и многие другие.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Версии стандарта</text:p>
          </draw:text-box>
        </draw:frame>
        <draw:frame presentation:style-name="pr3" draw:layer="layout" svg:width="23.911cm" svg:height="15.344cm" svg:x="2.058cm" svg:y="6.633cm" presentation:class="subtitle">
          <draw:text-box>
            <text:p>MPI-1.0 — июнь 1994</text:p>
            <text:p>MPI-1.1 — 12 июня 1995</text:p>
            <text:p>MPI-1.2 — 18 июля 1997</text:p>
            <text:p>MPI-2.0 — 18 июля 1997</text:p>
            <text:p>MPI-1.3 — 30 мая 2008</text:p>
            <text:p>MPI-2.1 — 23 июня 2008</text:p>
            <text:p>MPI-2.2 — 4 сентября 2009</text:p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Цели</text:p>
          </draw:text-box>
        </draw:frame>
        <draw:frame presentation:style-name="pr3" draw:text-style-name="P4" draw:layer="layout" svg:width="26cm" svg:height="15.344cm" svg:x="2cm" svg:y="5.656cm" presentation:class="subtitle" presentation:user-transformed="true">
          <draw:text-box>
            <text:list text:style-name="L1">
              <text:list-item>
                <text:p text:style-name="P4"><text:s/>API<text:line-break/></text:p>
              </text:list-item>
              <text:list-item>
                <text:p text:style-name="P4"><text:s/>Эффективный обмен данными: избегать копирования память-память, совмещение операций обмена с вычислениями и разгрузка коммуникационного сопроцессора<text:line-break/></text:p>
              </text:list-item>
              <text:list-item>
                <text:p text:style-name="P4"><text:s/>Возможность реализаций, позволяющих работу в гетерогенной среде<text:line-break/></text:p>
              </text:list-item>
              <text:list-item>
                <text:p text:style-name="P4"><text:s/>Привязки к C, C++, Fortran-77 и Fortran-95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Цели</text:p>
          </draw:text-box>
        </draw:frame>
        <draw:frame presentation:style-name="pr3" draw:text-style-name="P5" draw:layer="layout" svg:width="26cm" svg:height="15.344cm" svg:x="2cm" svg:y="5.656cm" presentation:class="subtitle" presentation:user-transformed="true">
          <draw:text-box>
            <text:list text:style-name="L1">
              <text:list-item>
                <text:p text:style-name="P5"><text:s/>Обеспечить надежный коммуникационный интерфейс: с неисправностями должен справляться не пользователь, а нижележащие слои коммуникационной подсистемы</text:p>
              </text:list-item>
              <text:list-item>
                <text:p text:style-name="P5"><text:s/>Определить интерфейс, который может быть имплементирован на множестве различных платформ, без значительных изменений в аппаратной и системной частях</text:p>
              </text:list-item>
              <text:list-item>
                <text:p text:style-name="P5"><text:s/>Семантика интерфейса должна быть независима от языка программирования</text:p>
              </text:list-item>
              <text:list-item>
                <text:p text:style-name="P5"><text:s/>Потоковая безопасность (thread safety)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Что входит в стандарт?</text:p>
          </draw:text-box>
        </draw:frame>
        <draw:frame presentation:style-name="pr3" draw:layer="layout" svg:width="24.442cm" svg:height="15.344cm" svg:x="2.015cm" svg:y="5.907cm" presentation:class="subtitle" presentation:user-transformed="true">
          <draw:text-box>
            <text:list text:style-name="L1">
              <text:list-item>
                <text:p>Парные обмены (p-t-p communications)</text:p>
              </text:list-item>
              <text:list-item>
                <text:p>Типы данных</text:p>
              </text:list-item>
              <text:list-item>
                <text:p>Коллективные операции</text:p>
              </text:list-item>
              <text:list-item>
                <text:p>Группы процессов</text:p>
              </text:list-item>
              <text:list-item>
                <text:p>Коммуникационные контексты</text:p>
              </text:list-item>
              <text:list-item>
                <text:p>Топологии процессов</text:p>
              </text:list-item>
              <text:list-item>
                <text:p>Управление и запросы к вычислительной среде (Environmental Management and inquiry)</text:p>
              </text:list-item>
              <text:list-item>
                <text:p>Привязки к языкам Fortran, C и C++</text:p>
              </text:list-item>
              <text:list-item>
                <text:p>Интерфейс профилирования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Что входит в стандарт?</text:p>
          </draw:text-box>
        </draw:frame>
        <draw:frame presentation:style-name="pr3" draw:text-style-name="P2" draw:layer="layout" svg:width="23.911cm" svg:height="15.344cm" svg:x="2.058cm" svg:y="6.633cm" presentation:class="subtitle" presentation:user-transformed="true">
          <draw:text-box>
            <text:list text:style-name="L1">
              <text:list-item>
                <text:p text:style-name="P2">Объект «info»</text:p>
              </text:list-item>
              <text:list-item>
                <text:p text:style-name="P2">Создание и управление процессами</text:p>
              </text:list-item>
              <text:list-item>
                <text:p text:style-name="P2">Односторонние передачи</text:p>
              </text:list-item>
              <text:list-item>
                <text:p text:style-name="P2">Внешние интерфейсы</text:p>
              </text:list-item>
              <text:list-item>
                <text:p text:style-name="P2">Параллельные файловые операции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yellow" presentation:presentation-page-layout-name="AL1T19">
        <office:forms form:automatic-focus="false" form:apply-design-mode="false"/>
        <draw:frame presentation:style-name="pr1" draw:layer="layout" svg:width="23.911cm" svg:height="3.507cm" svg:x="2cm" svg:y="9cm" presentation:class="title" presentation:user-transformed="true">
          <draw:text-box>
            <text:p>Передача сообщений:<text:line-break/>терминология</text:p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Терминология</text:p>
          </draw:text-box>
        </draw:frame>
        <draw:frame presentation:style-name="pr3" draw:layer="layout" svg:width="23.911cm" svg:height="15.344cm" svg:x="2.058cm" svg:y="6.036cm" presentation:class="subtitle" presentation:user-transformed="true">
          <draw:text-box>
            <text:p>Процесс</text:p>
            <text:p/>
            <text:p>Программы MPI состоят из автономных процессов, выполняющих собственный код, написанный в стиле MIMD.</text:p>
            <text:p/>
            <text:p>Процессы взаимодействуют через вызовы коммуникационных примитивов MPI.</text:p>
            <text:p/>
            <text:p>Обычно каждый процесс выполняется в его собственном адресном пространстве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Терминология</text:p>
          </draw:text-box>
        </draw:frame>
        <draw:frame presentation:style-name="pr3" draw:text-style-name="P2" draw:layer="layout" svg:width="23.911cm" svg:height="15.344cm" svg:x="2.058cm" svg:y="6.633cm" presentation:class="subtitle">
          <draw:text-box>
            <text:p text:style-name="P2">Номер процесса</text:p>
            <text:p text:style-name="P2"/>
            <text:p text:style-name="P2">целое неотрицательное число, являющееся уникальным атрибутом каждого процесса в группе.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Терминология</text:p>
          </draw:text-box>
        </draw:frame>
        <draw:frame presentation:style-name="pr3" draw:layer="layout" svg:width="23.911cm" svg:height="15.344cm" svg:x="2.058cm" svg:y="5.908cm" presentation:class="subtitle" presentation:user-transformed="true">
          <draw:text-box>
            <text:p>Атрибуты сообщения </text:p>
            <text:p/>
            <text:p>номер процесса-отправителя, номер процесса-получателя, идентификатор сообщения и коммуникатор.</text:p>
            <text:p/>
            <text:p>Для них заведена структура MPI_Status, содержащая три поля: <text:line-break/>MPI_Source (номер процесса отправителя), MPI_Tag (идентификатор сообщения), MPI_Error (код ошибки); могут быть и добавочные поля</text:p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Терминология</text:p>
          </draw:text-box>
        </draw:frame>
        <draw:frame presentation:style-name="pr3" draw:layer="layout" svg:width="23.911cm" svg:height="15.344cm" svg:x="2.058cm" svg:y="6.633cm" presentation:class="subtitle">
          <draw:text-box>
            <text:p>Идентификатор сообщения (msgtag)</text:p>
            <text:p/>
            <text:p>атрибут сообщения, являющийся целым неотрицательным числом, лежащим в диапазоне от 0 до 32767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Терминология</text:p>
          </draw:text-box>
        </draw:frame>
        <draw:frame presentation:style-name="pr3" draw:layer="layout" svg:width="23.911cm" svg:height="15.344cm" svg:x="2.058cm" svg:y="6.633cm" presentation:class="subtitle">
          <draw:text-box>
            <text:p>Процессы объединяются в <text:span text:style-name="T1">группы</text:span>.</text:p>
            <text:p/>
            <text:p>Внутри группы все процессы перенумерованы. С каждой группой ассоциирован свой <text:span text:style-name="T1">коммуникатор</text:span>.</text:p>
            <text:p/>
            <text:p>При осуществлении пересылки необходимо указать идентификатор группы, внутри которой производится эта пересылка.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Соглашения по названиям процедур</text:p>
          </draw:text-box>
        </draw:frame>
        <draw:frame presentation:style-name="pr3" draw:layer="layout" svg:width="23.911cm" svg:height="15.344cm" svg:x="2.143cm" svg:y="5.865cm" presentation:class="subtitle" presentation:user-transformed="true">
          <draw:text-box>
            <text:p>C: MPI_Class_action_subset<text:line-break/>(MPI_Action_subset)</text:p>
            <text:p/>
            <text:p>C++: MPI::Class::Action_subset</text:p>
            <text:p>(MPI::Action_subset)</text:p>
            <text:p/>
            <text:p>Fortran: MPI_CLASS_ACTION_SUBSET</text:p>
            <text:p>(MPI_ACTION_SUBSET)</text:p>
            <text:p/>
            <text:p>Длина идентификаторов <text:line-break/>ограничена 30 символами</text:p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Спецификация процедур</text:p>
          </draw:text-box>
        </draw:frame>
        <draw:frame presentation:style-name="pr3" draw:layer="layout" svg:width="23.911cm" svg:height="15.344cm" svg:x="2.016cm" svg:y="5.951cm" presentation:class="subtitle" presentation:user-transformed="true">
          <draw:text-box>
            <text:p>Возвращает 0 в случае успеха.</text:p>
            <text:p/>
            <text:p>Принимает 3 типа аргументов:</text:p>
            <text:p/>
            <text:p><text:span text:style-name="T1">IN</text:span> : вызов использует, но не изменяет аргумент</text:p>
            <text:p/>
            <text:p><text:span text:style-name="T1">OUT</text:span>: вызов может изменять аргумент</text:p>
            <text:p/>
            <text:p><text:span text:style-name="T1">INOUT</text:span>: вызов использует и изменяет аргумент</text:p>
          </draw:text-box>
        </draw:frame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 presentation:user-transformed="true">
          <draw:text-box>
            <text:p>Соответствия типов данных</text:p>
          </draw:text-box>
        </draw:frame>
        <draw:frame presentation:style-name="pr3" draw:text-style-name="P6" draw:layer="layout" svg:width="12cm" svg:height="15.344cm" svg:x="2cm" svg:y="5.496cm" presentation:class="subtitle" presentation:user-transformed="true">
          <draw:text-box>
            <text:p text:style-name="P6"><text:span text:style-name="T2">MPI_CHAR</text:span></text:p>
            <text:p text:style-name="P6"><text:span text:style-name="T2">MPI_SHORT</text:span></text:p>
            <text:p text:style-name="P6"><text:span text:style-name="T2">MPI_INT</text:span></text:p>
            <text:p text:style-name="P6"><text:span text:style-name="T2">MPI_LONG</text:span></text:p>
            <text:p text:style-name="P6"><text:span text:style-name="T2">MPI_UNSIGNED_CHAR</text:span></text:p>
            <text:p text:style-name="P6"><text:span text:style-name="T2">MPI_UNSIGNED_SHORT</text:span></text:p>
            <text:p text:style-name="P6"><text:span text:style-name="T2">MPI_UNSIGNED</text:span></text:p>
            <text:p text:style-name="P6"><text:span text:style-name="T2">MPI_UNSIGNED_LONG</text:span></text:p>
            <text:p text:style-name="P6"><text:span text:style-name="T2">MPI_FLOAT</text:span></text:p>
            <text:p text:style-name="P6"><text:span text:style-name="T2">MPI_DOUBLE</text:span></text:p>
            <text:p text:style-name="P6"><text:span text:style-name="T2">MPI_LONG_DOUBLE</text:span></text:p>
            <text:p text:style-name="P6"><text:span text:style-name="T2">MPI_BYTE</text:span></text:p>
            <text:p text:style-name="P6"><text:span text:style-name="T2">MPI_PACKED</text:span></text:p>
            <text:p text:style-name="P6"><text:span text:style-name="T2"/></text:p>
          </draw:text-box>
        </draw:frame>
        <draw:frame presentation:style-name="pr3" draw:text-style-name="P7" draw:layer="layout" svg:width="12cm" svg:height="15.344cm" svg:x="14.5cm" svg:y="5.496cm">
          <draw:text-box>
            <text:p text:style-name="P7"><text:span text:style-name="T2">signed char </text:span></text:p>
            <text:p text:style-name="P7"><text:span text:style-name="T2">signed short int </text:span></text:p>
            <text:p text:style-name="P7"><text:span text:style-name="T2">signed int </text:span></text:p>
            <text:p text:style-name="P7"><text:span text:style-name="T2">signed long int </text:span></text:p>
            <text:p text:style-name="P7"><text:span text:style-name="T2">unsigned char </text:span></text:p>
            <text:p text:style-name="P7"><text:span text:style-name="T2">unsigned short int </text:span></text:p>
            <text:p text:style-name="P7"><text:span text:style-name="T2">unsigned int </text:span></text:p>
            <text:p text:style-name="P7"><text:span text:style-name="T2">unsigned long int </text:span></text:p>
            <text:p text:style-name="P7"><text:span text:style-name="T2">float </text:span></text:p>
            <text:p text:style-name="P7"><text:span text:style-name="T2">double </text:span></text:p>
            <text:p text:style-name="P7"><text:span text:style-name="T2">long double </text:span></text:p>
            <text:p text:style-name="P7"><text:span text:style-name="T2"/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yellow" presentation:presentation-page-layout-name="AL1T19">
        <office:forms form:automatic-focus="false" form:apply-design-mode="false"/>
        <draw:frame presentation:style-name="pr1" draw:layer="layout" svg:width="23.911cm" svg:height="3.507cm" svg:x="2.089cm" svg:y="9cm" presentation:class="title" presentation:user-transformed="true">
          <draw:text-box>
            <text:p>Hello, World!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yellow" presentation:presentation-page-layout-name="AL2T0">
        <office:forms form:automatic-focus="false" form:apply-design-mode="false"/>
        <draw:frame presentation:style-name="pr6" draw:text-style-name="P8" draw:layer="layout" svg:width="23.911cm" svg:height="15.344cm" svg:x="2cm" svg:y="6cm" presentation:class="subtitle" presentation:user-transformed="true">
          <draw:text-box>
            <text:p text:style-name="P8"><text:span text:style-name="T3">#include &lt;stdio.h&gt;</text:span></text:p>
            <text:p text:style-name="P8"><text:span text:style-name="T3">#include "mpi.h"</text:span></text:p>
            <text:p text:style-name="P8"><text:span text:style-name="T3"/></text:p>
            <text:p text:style-name="P8"><text:span text:style-name="T3">int main(int argc, char* argv[])</text:span></text:p>
            <text:p text:style-name="P8"><text:span text:style-name="T3">{</text:span></text:p>
            <text:p text:style-name="P8"><text:span text:style-name="T3"><text:s text:c="4"/></text:span><text:span text:style-name="T3">int rank, size;</text:span></text:p>
            <text:p text:style-name="P8"><text:span text:style-name="T3"/></text:p>
            <text:p text:style-name="P8"><text:span text:style-name="T3"><text:s text:c="4"/></text:span><text:span text:style-name="T3">MPI_Init(&amp;argc, &amp;argv);</text:span></text:p>
            <text:p text:style-name="P8"><text:span text:style-name="T3"><text:s text:c="4"/></text:span><text:span text:style-name="T3">MPI_Comm_rank(MPI_COMM_WORLD, &amp;rank);</text:span></text:p>
            <text:p text:style-name="P8"><text:span text:style-name="T3"><text:s text:c="4"/></text:span><text:span text:style-name="T3">MPI_Comm_size(MPI_COMM_WORLD, &amp;size);</text:span></text:p>
            <text:p text:style-name="P8"><text:span text:style-name="T3"><text:s text:c="4"/></text:span><text:span text:style-name="T3">printf("Hello, world, I am %d of %d\n", rank, size);</text:span></text:p>
            <text:p text:style-name="P8"><text:span text:style-name="T3"><text:s text:c="4"/></text:span><text:span text:style-name="T3">MPI_Finalize();</text:span></text:p>
            <text:p text:style-name="P8"><text:span text:style-name="T3"/></text:p>
            <text:p text:style-name="P8"><text:span text:style-name="T3"><text:s text:c="4"/></text:span><text:span text:style-name="T3">return 0;</text:span></text:p>
            <text:p text:style-name="P8"><text:span text:style-name="T3">}</text:span></text:p>
          </draw:text-box>
        </draw:frame>
        <draw:frame presentation:style-name="pr5" draw:layer="layout" svg:width="23.911cm" svg:height="3.507cm" svg:x="2.058cm" svg:y="1.743cm" presentation:class="title">
          <draw:text-box>
            <text:p>Исходный код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mondo_5f_yellow" presentation:presentation-page-layout-name="AL2T0">
        <office:forms form:automatic-focus="false" form:apply-design-mode="false"/>
        <draw:frame presentation:style-name="pr7" draw:text-style-name="P8" draw:layer="layout" svg:width="23.911cm" svg:height="13.867cm" svg:x="2.058cm" svg:y="6.633cm" presentation:class="subtitle" presentation:user-transformed="true">
          <draw:text-box>
            <text:p text:style-name="P8"><text:span text:style-name="T3"># </text:span><text:span text:style-name="T4">mpicc hello.c -o hello</text:span></text:p>
            <text:p text:style-name="P8"><text:span text:style-name="T3"/></text:p>
            <text:p text:style-name="P8"><text:span text:style-name="T3"># </text:span><text:span text:style-name="T4">mpirun -np 5 --host 127.0.0.1,localhost hello</text:span></text:p>
            <text:p text:style-name="P8"><text:span text:style-name="T3">Hello, world, I am 4 of 5</text:span></text:p>
            <text:p text:style-name="P8"><text:span text:style-name="T3">Hello, world, I am 1 of 5</text:span></text:p>
            <text:p text:style-name="P8"><text:span text:style-name="T3">Hello, world, I am 0 of 5</text:span></text:p>
            <text:p text:style-name="P8"><text:span text:style-name="T3">Hello, world, I am 3 of 5</text:span></text:p>
            <text:p text:style-name="P8"><text:span text:style-name="T3">Hello, world, I am 2 of 5</text:span></text:p>
          </draw:text-box>
        </draw:frame>
        <draw:frame presentation:style-name="pr5" draw:layer="layout" svg:width="23.911cm" svg:height="3.507cm" svg:x="2.058cm" svg:y="1.743cm" presentation:class="title">
          <draw:text-box>
            <text:p>Компиляция и запуск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mondo_5f_yellow" presentation:presentation-page-layout-name="AL1T19">
        <office:forms form:automatic-focus="false" form:apply-design-mode="false"/>
        <draw:frame presentation:style-name="pr1" draw:layer="layout" svg:width="23.911cm" svg:height="3.507cm" svg:x="2cm" svg:y="9cm" presentation:class="title" presentation:user-transformed="true">
          <draw:text-box>
            <text:p>Инициализация и завершение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Инициализация</text:p>
          </draw:text-box>
        </draw:frame>
        <draw:frame presentation:style-name="pr8" draw:layer="layout" svg:width="23.911cm" svg:height="13.867cm" svg:x="2.058cm" svg:y="6.633cm" presentation:class="subtitle" presentation:user-transformed="true">
          <draw:text-box>
            <text:p><text:span text:style-name="T3">int MPI_Init(int *argc, char ***argv)</text:span></text:p>
            <text:p><text:span text:style-name="T3"/></text:p>
            <text:p>Инициализация параллельной части программы.</text:p>
            <text:p>Все другие процедуры MPI могут быть вызваны только после вызова MPI_Init.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Завершение</text:p>
          </draw:text-box>
        </draw:frame>
        <draw:frame presentation:style-name="pr3" draw:layer="layout" svg:width="23.911cm" svg:height="15.344cm" svg:x="2.058cm" svg:y="6.633cm" presentation:class="subtitle">
          <draw:text-box>
            <text:p><text:span text:style-name="T3">void Finalize()</text:span></text:p>
            <text:p/>
            <text:p>Завершение параллельной части приложения. Все последующие обращения к любым процедурам MPI, в том числе к MPI_INIT, запрещены.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mondo_5f_yellow" presentation:presentation-page-layout-name="AL1T19">
        <office:forms form:automatic-focus="false" form:apply-design-mode="false"/>
        <draw:frame presentation:style-name="pr1" draw:layer="layout" svg:width="23.911cm" svg:height="3.507cm" svg:x="2cm" svg:y="9cm" presentation:class="title" presentation:user-transformed="true">
          <draw:text-box>
            <text:p>Парная коммуникация</text:p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Блокирующая передача</text:p>
          </draw:text-box>
        </draw:frame>
        <draw:frame presentation:style-name="pr3" draw:text-style-name="P9" draw:layer="layout" svg:width="23.911cm" svg:height="15.344cm" svg:x="2.058cm" svg:y="5.899cm" presentation:class="subtitle" presentation:user-transformed="true">
          <draw:text-box>
            <text:p text:style-name="P9"><text:span text:style-name="T5">MPI_SEND(buf, count, datatype, dest, tag, comm)</text:span></text:p>
            <text:p text:style-name="P9"><text:span text:style-name="T5"/></text:p>
            <text:p text:style-name="P10"><text:span text:style-name="T5">IN buf начальный адрес буфера посылки сообщения (альтернатива)</text:span></text:p>
            <text:p text:style-name="P10"><text:span text:style-name="T5">IN count число элементов в буфере посылки (неотрицательное целое)</text:span></text:p>
            <text:p text:style-name="P10"><text:span text:style-name="T5">IN datatype тип данных каждого элемента в буфере посылки (дескриптор)</text:span></text:p>
            <text:p text:style-name="P10"><text:span text:style-name="T5">IN dest номер процесса-получателя (целое)</text:span></text:p>
            <text:p text:style-name="P10"><text:span text:style-name="T5">IN tag тэг сообщения (целое)</text:span></text:p>
            <text:p text:style-name="P10"><text:span text:style-name="T5">IN comm коммуникатор (дескриптор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Блокирующая передача</text:p>
          </draw:text-box>
        </draw:frame>
        <draw:frame presentation:style-name="pr3" draw:text-style-name="P10" draw:layer="layout" svg:width="23.911cm" svg:height="15.344cm" svg:x="2.058cm" svg:y="5.899cm" presentation:class="subtitle" presentation:user-transformed="true">
          <draw:text-box>
            <text:p text:style-name="P10"><text:span text:style-name="T5">int MPI_Send (void* buf, int count,</text:span><text:span text:style-name="T5"><text:line-break/></text:span><text:span text:style-name="T5"><text:tab/></text:span><text:span text:style-name="T5"><text:tab/></text:span><text:span text:style-name="T5">MPI_Datatype datatype,</text:span><text:span text:style-name="T5"><text:line-break/></text:span><text:span text:style-name="T5"><text:tab/></text:span><text:span text:style-name="T5"><text:tab/></text:span><text:span text:style-name="T5">int dest, int tag, MPI_Comm comm) </text:span></text:p>
            <text:p text:style-name="P10"><text:span text:style-name="T5"/></text:p>
            <text:p text:style-name="P10"><text:span text:style-name="T5">MPI_SEND(BUF, COUNT, DATATYPE, DEST, TAG, COMM, IERROR)</text:span></text:p>
            <text:p text:style-name="P10"><text:span text:style-name="T5"><text:tab/></text:span><text:span text:style-name="T5"><text:tab/></text:span><text:span text:style-name="T5">&lt;type&gt; BUF(*)</text:span><text:span text:style-name="T5"><text:line-break/></text:span><text:span text:style-name="T5"><text:tab/></text:span><text:span text:style-name="T5"><text:tab/></text:span><text:span text:style-name="T5">INTEGER COUNT, DATATYPE, DEST, TAG, COMM, IERROR </text:span></text:p>
            <text:p text:style-name="P10"><text:span text:style-name="T5"/></text:p>
            <text:p text:style-name="P10"><text:span text:style-name="T5">void MPI::Comm::Send (const void* buf, </text:span><text:span text:style-name="T5"><text:line-break/></text:span><text:span text:style-name="T5"><text:tab/></text:span><text:span text:style-name="T5"><text:tab/></text:span><text:span text:style-name="T5">int count, const MPI::Datatype&amp; datatype,</text:span><text:span text:style-name="T5"><text:line-break/></text:span><text:span text:style-name="T5"><text:tab/></text:span><text:span text:style-name="T5"><text:tab/></text:span><text:span text:style-name="T5">int dest, int tag)</text:span><text:span text:style-name="T6"> cons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Блокирующий прием</text:p>
          </draw:text-box>
        </draw:frame>
        <draw:frame presentation:style-name="pr3" draw:text-style-name="P8" draw:layer="layout" svg:width="23.911cm" svg:height="15.344cm" svg:x="2.089cm" svg:y="5.656cm" presentation:class="subtitle" presentation:user-transformed="true">
          <draw:text-box>
            <text:p text:style-name="P8"><text:span text:style-name="T3">MPI_RECV (buf, count, datatype, source, tag, comm, status)</text:span></text:p>
            <text:p text:style-name="P8"><text:span text:style-name="T3"/></text:p>
            <text:p text:style-name="P8"><text:span text:style-name="T3">OUT buf начальный адрес буфера процесса-получателя (альтернатива)</text:span></text:p>
            <text:p text:style-name="P8"><text:span text:style-name="T3">IN count число элементов в принимаемом сообщении (целое)</text:span></text:p>
            <text:p text:style-name="P8"><text:span text:style-name="T3">IN datatype тип данных каждого элемента сообщения (дескриптор)</text:span></text:p>
            <text:p text:style-name="P8"><text:span text:style-name="T3">IN source номер процесса-отправителя (целое)</text:span></text:p>
            <text:p text:style-name="P8"><text:span text:style-name="T3">IN tag тэг сообщения (целое)</text:span></text:p>
            <text:p text:style-name="P8"><text:span text:style-name="T3">IN comm коммуникатор (дескриптор)</text:span></text:p>
            <text:p text:style-name="P8"><text:span text:style-name="T3">OUT status статус (параметры) принятого сообщения (статус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Блокирующий обмен</text:p>
          </draw:text-box>
        </draw:frame>
        <draw:frame presentation:style-name="pr3" draw:text-style-name="P8" draw:layer="layout" svg:width="23.911cm" svg:height="15.344cm" svg:x="2.089cm" svg:y="5.656cm" presentation:class="subtitle" presentation:user-transformed="true">
          <draw:text-box>
            <text:p text:style-name="P8"><text:span text:style-name="T3">int MPI_Recv (void* buf, int count,</text:span><text:span text:style-name="T3"><text:line-break/></text:span><text:span text:style-name="T3"><text:tab/></text:span><text:span text:style-name="T3"><text:tab/></text:span><text:span text:style-name="T3">MPI_Datatype datatype,</text:span><text:span text:style-name="T3"><text:line-break/></text:span><text:span text:style-name="T3"><text:tab/></text:span><text:span text:style-name="T3"><text:tab/></text:span><text:span text:style-name="T3">int source, int tag, MPI_Comm comm,</text:span><text:span text:style-name="T3"><text:line-break/></text:span><text:span text:style-name="T3"><text:tab/></text:span><text:span text:style-name="T3"><text:tab/></text:span><text:span text:style-name="T3">MPI_Status *status)</text:span></text:p>
            <text:p text:style-name="P8"><text:span text:style-name="T3"/></text:p>
            <text:p text:style-name="P8"><text:span text:style-name="T3">MPI_RECV(BUF, COUNT, DATATYPE, SOURCE, TAG, COMM, STATUS, IERROR)</text:span></text:p>
            <text:p text:style-name="P8"><text:span text:style-name="T3"><text:s text:c="3"/></text:span><text:span text:style-name="T3">&lt;type&gt; BUF(*)</text:span></text:p>
            <text:p text:style-name="P8"><text:span text:style-name="T3"><text:s text:c="3"/></text:span><text:span text:style-name="T3">INTEGER COUNT, DATATYPE, SOURCE, TAG, COMM,</text:span></text:p>
            <text:p text:style-name="P8"><text:span text:style-name="T3"><text:s text:c="3"/></text:span><text:span text:style-name="T3">STATUS(MPI_STATUS_SIZE), IERROR</text:span></text:p>
            <text:p text:style-name="P8"><text:span text:style-name="T3"/></text:p>
            <text:p text:style-name="P8"><text:span text:style-name="T3">void MPI::Comm::Recv (void* buf, int count,</text:span><text:span text:style-name="T3"><text:line-break/></text:span><text:span text:style-name="T3"><text:tab/></text:span><text:span text:style-name="T3"><text:tab/></text:span><text:span text:style-name="T3">const MPI::Datatype&amp; datatype,</text:span><text:span text:style-name="T3"><text:line-break/></text:span><text:span text:style-name="T3"><text:tab/></text:span><text:span text:style-name="T3"><text:tab/></text:span><text:span text:style-name="T3">int source, int tag,</text:span><text:span text:style-name="T3"><text:line-break/></text:span><text:span text:style-name="T3"><text:tab/></text:span><text:span text:style-name="T3"><text:tab/></text:span><text:span text:style-name="T3">MPI::Status&amp; status) cons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Блокирующий обмен: пример</text:p>
          </draw:text-box>
        </draw:frame>
        <draw:frame presentation:style-name="pr3" draw:text-style-name="P8" draw:layer="layout" svg:width="23.911cm" svg:height="15.344cm" svg:x="2.089cm" svg:y="6.1cm" presentation:class="subtitle" presentation:user-transformed="true">
          <draw:text-box>
            <text:p text:style-name="P8"><text:span text:style-name="T3">char message[100];</text:span></text:p>
            <text:p text:style-name="P8"><text:span text:style-name="T3">int rank, size, i, tag, node;</text:span></text:p>
            <text:p text:style-name="P8"><text:span text:style-name="T3">MPI_Status status;</text:span></text:p>
            <text:p text:style-name="P8"><text:span text:style-name="T3">. . . . .</text:span></text:p>
            <text:p text:style-name="P8"><text:span text:style-name="T3">if (rank == 0)</text:span></text:p>
            <text:p text:style-name="P8"><text:span text:style-name="T3"><text:tab/></text:span><text:span text:style-name="T3">for( i=1; i&lt;size; i++){</text:span></text:p>
            <text:p text:style-name="P8"><text:span text:style-name="T3"><text:tab/></text:span><text:span text:style-name="T3"> <text:s text:c="3"/></text:span><text:span text:style-name="T3">MPI_Recv( message, 100, MPI_CHAR, i,</text:span><text:span text:style-name="T3"><text:line-break/></text:span><text:span text:style-name="T3"><text:tab/></text:span><text:span text:style-name="T3"><text:tab/></text:span><text:span text:style-name="T3"><text:tab/></text:span><text:span text:style-name="T3"><text:tab/></text:span><text:span text:style-name="T3">tag, MPI_COMM_WORLD, &amp;status);</text:span></text:p>
            <text:p text:style-name="P8"><text:span text:style-name="T3"><text:tab/></text:span><text:span text:style-name="T3"> <text:s text:c="3"/></text:span><text:span text:style-name="T3">printf ("node:%d <text:s/>%s\n", rank, message);</text:span></text:p>
            <text:p text:style-name="P8"><text:span text:style-name="T3"><text:tab/></text:span><text:span text:style-name="T3">}</text:span></text:p>
            <text:p text:style-name="P8"><text:span text:style-name="T3">else</text:span></text:p>
            <text:p text:style-name="P8"><text:span text:style-name="T3"><text:tab/></text:span><text:span text:style-name="T3">MPI_Send( message, sizeof(message),</text:span><text:span text:style-name="T3"><text:line-break/></text:span><text:span text:style-name="T3"><text:tab/></text:span><text:span text:style-name="T3"><text:tab/></text:span><text:span text:style-name="T3"> MPI_CHAR, 0, tag, MPI_COMM_WORLD);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Коммуникационные режимы</text:p>
          </draw:text-box>
        </draw:frame>
        <draw:frame presentation:style-name="pr3" draw:layer="layout" svg:width="23.911cm" svg:height="15.344cm" svg:x="2.058cm" svg:y="6.633cm" presentation:class="subtitle">
          <draw:text-box>
            <text:list text:style-name="L1">
              <text:list-item>
                <text:p>Стандартный (блокирующий)<text:line-break/></text:p>
              </text:list-item>
              <text:list-item>
                <text:p>Буферизированный<text:line-break/></text:p>
              </text:list-item>
              <text:list-item>
                <text:p>Синхронный<text:line-break/></text:p>
              </text:list-item>
              <text:list-item>
                <text:p>Режим по готовности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Режимы передачи</text:p>
          </draw:text-box>
        </draw:frame>
        <draw:frame presentation:style-name="pr9" draw:text-style-name="P2" draw:layer="layout" svg:width="23.911cm" svg:height="15.344cm" svg:x="2.058cm" svg:y="6.633cm" presentation:class="subtitle">
          <draw:text-box>
            <text:p text:style-name="P2">Коммуникационный режим отмечается одной префиксной буквой: </text:p>
            <text:p text:style-name="P2"/>
            <text:p text:style-name="P2">B — для буферизованного, </text:p>
            <text:p text:style-name="P2">S — для синхронного </text:p>
            <text:p text:style-name="P2">R — для режима готовности. </text:p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Режимы передачи</text:p>
          </draw:text-box>
        </draw:frame>
        <draw:frame presentation:style-name="pr9" draw:text-style-name="P8" draw:layer="layout" svg:width="23.911cm" svg:height="15.344cm" svg:x="2.058cm" svg:y="6.633cm" presentation:class="subtitle">
          <draw:text-box>
            <text:p text:style-name="P8"><text:span text:style-name="T3">int MPI_Bsend (void* buf, int count,</text:span><text:span text:style-name="T3"><text:line-break/></text:span><text:span text:style-name="T3"><text:tab/></text:span><text:span text:style-name="T3"><text:tab/></text:span><text:span text:style-name="T3">MPI_Datatype datatype,</text:span><text:span text:style-name="T3"><text:line-break/></text:span><text:span text:style-name="T3"><text:tab/></text:span><text:span text:style-name="T3"><text:tab/></text:span><text:span text:style-name="T3">int dest, int tag, MPI_Comm comm)</text:span></text:p>
            <text:p text:style-name="P8"><text:span text:style-name="T3"/></text:p>
            <text:p text:style-name="P8"><text:span text:style-name="T3">int MPI_Ssend(void* buf, int count,</text:span><text:span text:style-name="T3"><text:line-break/></text:span><text:span text:style-name="T3"><text:tab/></text:span><text:span text:style-name="T3"><text:tab/></text:span><text:span text:style-name="T3">MPI_Datatype datatype,</text:span><text:span text:style-name="T3"><text:line-break/></text:span><text:span text:style-name="T3"><text:tab/></text:span><text:span text:style-name="T3"><text:tab/></text:span><text:span text:style-name="T3">int dest, int tag, MPI_Comm comm)</text:span></text:p>
            <text:p text:style-name="P8"><text:span text:style-name="T3"/></text:p>
            <text:p text:style-name="P8"><text:span text:style-name="T3">int MPI_Rsend(void* buf, int count,</text:span><text:span text:style-name="T3"><text:line-break/></text:span><text:span text:style-name="T3"><text:tab/></text:span><text:span text:style-name="T3"><text:tab/></text:span><text:span text:style-name="T3">MPI_Datatype datatype,</text:span><text:span text:style-name="T3"><text:line-break/></text:span><text:span text:style-name="T3"><text:tab/></text:span><text:span text:style-name="T3"><text:tab/></text:span><text:span text:style-name="T3">int dest, int tag, MPI_Comm comm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Стандартный</text:p>
          </draw:text-box>
        </draw:frame>
        <draw:frame presentation:style-name="pr9" draw:layer="layout" svg:width="23.911cm" svg:height="15.344cm" svg:x="2.089cm" svg:y="6cm" presentation:class="subtitle" presentation:user-transformed="true">
          <draw:text-box>
            <text:p>Нежелание разрешать в стандартном режиме буферизацию проистекает от стремления сделать программы переносимыми — программа не должна зависеть в стандартном режиме от системной буферизации.</text:p>
            <text:p/>
            <text:p>Передача может быть завершена до окончания приема. Посылка в стандартном режиме является нелокальной операцией: она может зависеть от условий приема.</text:p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Буферизированный</text:p>
          </draw:text-box>
        </draw:frame>
        <draw:frame presentation:style-name="pr9" draw:layer="layout" svg:width="23.911cm" svg:height="15.344cm" svg:x="2.058cm" svg:y="6.633cm" presentation:class="subtitle">
          <draw:text-box>
            <text:p>Может стартовать вне зависимости от того, инициирован ли соответствующий прием.</text:p>
            <text:p/>
            <text:p>Однако, в отличие от стандартной посылки, эта операция является локальной и ее завершение не зависит от обстоятельств приема.</text:p>
            <text:p/>
            <text:p>Зависит от размера буфера.</text:p>
          </draw:text-box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Добавление/удаление буфера для приема сообщений</text:p>
          </draw:text-box>
        </draw:frame>
        <draw:frame presentation:style-name="pr3" draw:text-style-name="P8" draw:layer="layout" svg:width="23.911cm" svg:height="15.344cm" svg:x="2.089cm" svg:y="6cm" presentation:class="subtitle" presentation:user-transformed="true">
          <draw:text-box>
            <text:p text:style-name="P8"><text:span text:style-name="T3">MPI_BUFFER_ATTACH(buffer, size)</text:span></text:p>
            <text:p text:style-name="P8"><text:span text:style-name="T3">IN buffer ссылка на буфер (choice)</text:span></text:p>
            <text:p text:style-name="P8"><text:span text:style-name="T3">IN size размер буфера в байтах(non-negative integer)</text:span></text:p>
            <text:p text:style-name="P8"><text:span text:style-name="T3"/></text:p>
            <text:p text:style-name="P8"><text:span text:style-name="T3">int MPI_Buffer_attach(void* buffer, int size) </text:span></text:p>
            <text:p text:style-name="P8"><text:span text:style-name="T3"/></text:p>
            <text:p text:style-name="P8"><text:span text:style-name="T3">MPI_BUFFER_DETACH(buffer_addr, size)</text:span></text:p>
            <text:p text:style-name="P8"><text:span text:style-name="T3">OUT buffer_addr</text:span><text:span text:style-name="T3"><text:tab/></text:span><text:span text:style-name="T3">ссылка на буфер(choice)</text:span></text:p>
            <text:p text:style-name="P8"><text:span text:style-name="T3">OUT size</text:span><text:span text:style-name="T3"><text:tab/></text:span><text:span text:style-name="T7">размер буфера в байтах(non-negative integer)</text:span></text:p>
            <text:p text:style-name="P8"><text:span text:style-name="T3"/></text:p>
            <text:p text:style-name="P8"><text:span text:style-name="T3">int MPI_Buffer_detach(void* buffer_addr, int* size) 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Синхронный</text:p>
          </draw:text-box>
        </draw:frame>
        <draw:frame presentation:style-name="pr9" draw:layer="layout" svg:width="23.911cm" svg:height="15.344cm" svg:x="2.058cm" svg:y="5.908cm" presentation:class="subtitle" presentation:user-transformed="true">
          <draw:text-box>
            <text:p>Может стартовать вне зависимости от того, был ли начат соответствующий прием.</text:p>
            <text:p/>
            <text:p>Однако, посылка будет завершена успешно, только если соответствующая операция приема стартовала. Следовательно, завершение синхронной передачи не только указывает, что буфер отправителя может быть повторно использован, но также и отмечает, что получатель достиг определенной точки в своей работе.</text:p>
          </draw:text-box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о готовности</text:p>
          </draw:text-box>
        </draw:frame>
        <draw:frame presentation:style-name="pr9" draw:layer="layout" svg:width="23.911cm" svg:height="15.344cm" svg:x="2.101cm" svg:y="5.993cm" presentation:class="subtitle" presentation:user-transformed="true">
          <draw:text-box>
            <text:p>Может быть запущена только тогда, когда прием уже инициирован. В противном случае операция является ошибочной и результат будет неопределенным.</text:p>
            <text:p/>
            <text:p>Завершение операции посылки не зависит от состояния приема и в основном указывает, что буфер посылки может быть повторно использован.</text:p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Неблокирующий обмен</text:p>
          </draw:text-box>
        </draw:frame>
        <draw:frame presentation:style-name="pr9" draw:layer="layout" svg:width="23.911cm" svg:height="15.344cm" svg:x="2.058cm" svg:y="6.633cm" presentation:class="subtitle">
          <draw:text-box>
            <text:p>Дополнительный префикс I (immediate - непосредственный) указывает, что вызов неблокирующий (MPI_Isend).</text:p>
            <text:p><text:s/></text:p>
            <text:p>Префикс B, S, или R используются соответственно для буферизованного, синхронного режима или режима готовности (MPI_Ibsend, MPI_Issend, MPI_Irsend).</text:p>
          </draw:text-box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Неблокирующий режим</text:p>
          </draw:text-box>
        </draw:frame>
        <draw:frame presentation:style-name="pr3" draw:text-style-name="P8" draw:layer="layout" svg:width="23.911cm" svg:height="15.344cm" svg:x="2.058cm" svg:y="6.611cm" presentation:class="subtitle" presentation:user-transformed="true">
          <draw:text-box>
            <text:p text:style-name="P11"><text:span text:style-name="T3">MPI_ISEND(buf, count, datatype, dest, tag, comm, request)</text:span></text:p>
            <text:p text:style-name="P8"><text:span text:style-name="T3">IN buf начальный адрес буфера посылки (альтернатива)</text:span></text:p>
            <text:p text:style-name="P8"><text:span text:style-name="T3">IN count число элементов в буфере посылки (целое)</text:span></text:p>
            <text:p text:style-name="P8"><text:span text:style-name="T3">IN datatype тип каждого элемента в буфере посылки (дескриптор)</text:span></text:p>
            <text:p text:style-name="P8"><text:span text:style-name="T3">IN dest номер процесса-получателя (целое)</text:span></text:p>
            <text:p text:style-name="P8"><text:span text:style-name="T3">IN tag тэг сообщения (целое)</text:span></text:p>
            <text:p text:style-name="P8"><text:span text:style-name="T3">IN comm коммуникатор (дескриптор)</text:span></text:p>
            <text:p text:style-name="P8"><text:span text:style-name="T3">OUT request запрос обмена (дескриптор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5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Неблокирующий режим</text:p>
          </draw:text-box>
        </draw:frame>
        <draw:frame presentation:style-name="pr3" draw:text-style-name="P11" draw:layer="layout" svg:width="23.911cm" svg:height="15.344cm" svg:x="2.058cm" svg:y="6.611cm" presentation:class="subtitle" presentation:user-transformed="true">
          <draw:text-box>
            <text:p text:style-name="P8"><text:span text:style-name="T3">int MPI_Isend(void* buf, int count,</text:span><text:span text:style-name="T3"><text:line-break/></text:span><text:span text:style-name="T3"><text:tab/></text:span><text:span text:style-name="T3"><text:tab/></text:span><text:span text:style-name="T3">MPI_Datatype datatype, int dest, int tag,</text:span><text:span text:style-name="T3"><text:line-break/></text:span><text:span text:style-name="T3"><text:tab/></text:span><text:span text:style-name="T3"><text:tab/></text:span><text:span text:style-name="T3">MPI_Comm comm, MPI_Request *request)</text:span></text:p>
            <text:p text:style-name="P8"><text:span text:style-name="T3"/></text:p>
            <text:p text:style-name="P8"><text:span text:style-name="T3">MPI_ISEND (BUF, COUNT, DATATYPE, DEST, TAG, COMM, REQUEST, IERROR)</text:span></text:p>
            <text:p text:style-name="P8"><text:span text:style-name="T3">&lt;type&gt; BUF(*)</text:span></text:p>
            <text:p text:style-name="P8"><text:span text:style-name="T3">INTEGER COUNT, DATATYPE, DEST, TAG, COMM, REQUEST, IERROR</text:span></text:p>
            <text:p text:style-name="P8"><text:span text:style-name="T3"/></text:p>
            <text:p text:style-name="P8"><text:span text:style-name="T3">MPI::Request Comm::Isend(const void* buf, int</text:span><text:span text:style-name="T3"><text:line-break/></text:span><text:span text:style-name="T3"><text:tab/></text:span><text:span text:style-name="T3"><text:tab/></text:span><text:span text:style-name="T3">count, const MPI::Datatype&amp; datatype,</text:span><text:span text:style-name="T3"><text:line-break/></text:span><text:span text:style-name="T3"><text:tab/></text:span><text:span text:style-name="T3"><text:tab/></text:span><text:span text:style-name="T3">int dest, int tag) cons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Неблокирующий режим</text:p>
          </draw:text-box>
        </draw:frame>
        <draw:frame presentation:style-name="pr3" draw:text-style-name="P11" draw:layer="layout" svg:width="23.911cm" svg:height="15.344cm" svg:x="2.058cm" svg:y="6.611cm" presentation:class="subtitle" presentation:user-transformed="true">
          <draw:text-box>
            <text:p text:style-name="P11"><text:span text:style-name="T3">MPI_IRECV(buf, count, datatype, source, tag, comm, request)</text:span></text:p>
            <text:p text:style-name="P8"><text:span text:style-name="T3">IN buf начальный адрес буфера приема (альтернатива)</text:span></text:p>
            <text:p text:style-name="P8"><text:span text:style-name="T3">IN count число элементов в буфере приема(целое)</text:span></text:p>
            <text:p text:style-name="P8"><text:span text:style-name="T3">IN datatype тип каждого элемента в буфере посылки (дескриптор)</text:span></text:p>
            <text:p text:style-name="P8"><text:span text:style-name="T3">IN source номер процесса-отправителя (целое)</text:span></text:p>
            <text:p text:style-name="P8"><text:span text:style-name="T3">IN tag тэг сообщения (целое)</text:span></text:p>
            <text:p text:style-name="P8"><text:span text:style-name="T3">IN comm коммуникатор (дескриптор)</text:span></text:p>
            <text:p text:style-name="P8"><text:span text:style-name="T3">OUT request запрос обмена (дескриптор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Неблокирующий режим</text:p>
          </draw:text-box>
        </draw:frame>
        <draw:frame presentation:style-name="pr3" draw:text-style-name="P11" draw:layer="layout" svg:width="23.911cm" svg:height="15.344cm" svg:x="2.101cm" svg:y="6.014cm" presentation:class="subtitle" presentation:user-transformed="true">
          <draw:text-box>
            <text:p text:style-name="P11"><text:span text:style-name="T3">int MPI_Irecv(void* buf, int count,</text:span><text:span text:style-name="T3"><text:line-break/></text:span><text:span text:style-name="T3"><text:tab/></text:span><text:span text:style-name="T3"><text:tab/></text:span><text:span text:style-name="T3">MPI_Datatype datatype, int source, </text:span><text:span text:style-name="T3"><text:line-break/></text:span><text:span text:style-name="T3"><text:tab/></text:span><text:span text:style-name="T3"><text:tab/></text:span><text:span text:style-name="T3">int tag, MPI_Comm comm, </text:span><text:span text:style-name="T3"><text:line-break/></text:span><text:span text:style-name="T3"><text:tab/></text:span><text:span text:style-name="T3"><text:tab/></text:span><text:span text:style-name="T3">MPI_Request *request)</text:span></text:p>
            <text:p text:style-name="P11"><text:span text:style-name="T3">MPI_IRECV(BUF, COUNT, DATATYPE, SOURCE, TAG, COMM, REQUEST, IERROR)</text:span></text:p>
            <text:p text:style-name="P11"><text:span text:style-name="T3">&lt;type&gt; BUF(*)</text:span></text:p>
            <text:p text:style-name="P11"><text:span text:style-name="T3">INTEGER COUNT, DATATYPE, SOURCE, TAG, COMM, REQUEST, IERROR</text:span></text:p>
            <text:p text:style-name="P11"><text:span text:style-name="T3">MPI::Request MPI::Comm::Irecv(void* buf, </text:span><text:span text:style-name="T3"><text:line-break/></text:span><text:span text:style-name="T3"><text:tab/></text:span><text:span text:style-name="T3"><text:tab/></text:span><text:span text:style-name="T3">int count, const MPI::Datatype&amp; datatype,</text:span><text:span text:style-name="T3"><text:line-break/></text:span><text:span text:style-name="T3"><text:tab/></text:span><text:span text:style-name="T3"><text:tab/></text:span><text:span text:style-name="T3">int source, int tag) const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Неблокирующий режим</text:p>
          </draw:text-box>
        </draw:frame>
        <draw:frame presentation:style-name="pr9" draw:layer="layout" svg:width="23.911cm" svg:height="15.344cm" svg:x="2.271cm" svg:y="5.95cm" presentation:class="subtitle" presentation:user-transformed="true">
          <draw:text-box>
            <text:p><text:s/>Эти вызовы создают объект коммуникационного запроса и связывают его с дескриптором запроса (аргумент request). Запрос может быть использован позже, чтобы узнать статус обмена или чтобы ждать его завершения. </text:p>
            <text:p/>
            <text:p>Отправитель не должен обращаться к любой части буфера посылки после того, как вызвана операция неблокируемой передачи, пока посылка не завершится. </text:p>
          </draw:text-box>
        </draw:frame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Неблокирующий режим: завершение передачи</text:p>
          </draw:text-box>
        </draw:frame>
        <draw:frame presentation:style-name="pr9" draw:layer="layout" svg:width="23.911cm" svg:height="15.344cm" svg:x="2.271cm" svg:y="5.822cm" presentation:class="subtitle" presentation:user-transformed="true">
          <draw:text-box>
            <text:p><text:s/>Чтобы завершить неблокирующий обмен, используются функции MPI_WAIT и MPI_TEST. </text:p>
            <text:p>Завершение операции посылки указывает, что отправитель теперь может изменять содержимое ячеек буфера посылки (операция посылки сама не меняет содержание буфера). </text:p>
            <text:p>Операция завершения не извещает, что сообщение было получено, но дает сведения, что оно было буферизовано коммуникационной подсистемой.</text:p>
          </draw:text-box>
        </draw:frame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0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MPI_WAIT</text:p>
          </draw:text-box>
        </draw:frame>
        <draw:frame presentation:style-name="pr3" draw:text-style-name="P8" draw:layer="layout" svg:width="23.911cm" svg:height="15.344cm" svg:x="2.058cm" svg:y="6.633cm" presentation:class="subtitle">
          <draw:text-box>
            <text:p text:style-name="P8"><text:span text:style-name="T3">MPI_WAIT(request, status)</text:span></text:p>
            <text:p text:style-name="P8"><text:span text:style-name="T3">INOUT request</text:span><text:span text:style-name="T3"><text:tab/></text:span><text:span text:style-name="T3">request (handle)</text:span></text:p>
            <text:p text:style-name="P8"><text:span text:style-name="T3">OUT status</text:span><text:span text:style-name="T3"><text:tab/></text:span><text:span text:style-name="T3">status object (Status)</text:span></text:p>
            <text:p text:style-name="P8"><text:span text:style-name="T3"/></text:p>
            <text:p text:style-name="P8"><text:span text:style-name="T3">int MPI_Wait(MPI_Request *request, MPI_Status *status)</text:span></text:p>
            <text:p text:style-name="P8"><text:span text:style-name="T3"/></text:p>
            <text:p text:style-name="P8"><text:span text:style-name="T3">MPI_WAIT(REQUEST, STATUS, IERROR)</text:span></text:p>
            <text:p text:style-name="P8"><text:span text:style-name="T3">INTEGER REQUEST, STATUS(MPI_STATUS_SIZE), IERROR </text:span></text:p>
            <text:p text:style-name="P8"><text:span text:style-name="T3"/></text:p>
            <text:p text:style-name="P8"><text:span text:style-name="T3">void MPI::Request::Wait(MPI::Status&amp; status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0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1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MPI_TEST</text:p>
          </draw:text-box>
        </draw:frame>
        <draw:frame presentation:style-name="pr3" draw:text-style-name="P8" draw:layer="layout" svg:width="23.911cm" svg:height="15.344cm" svg:x="2.058cm" svg:y="6.633cm" presentation:class="subtitle" presentation:user-transformed="true">
          <draw:text-box>
            <text:p text:style-name="P8"><text:span text:style-name="T3">MPI_TEST(request, flag, status)</text:span></text:p>
            <text:p text:style-name="P8"><text:span text:style-name="T3">INOUT request</text:span><text:span text:style-name="T3"><text:tab/></text:span><text:span text:style-name="T3">request (handle)</text:span></text:p>
            <text:p text:style-name="P8"><text:span text:style-name="T3">OUT flag</text:span><text:span text:style-name="T3"><text:tab/></text:span><text:span text:style-name="T3">true если операция завершена(logical)</text:span></text:p>
            <text:p text:style-name="P8"><text:span text:style-name="T3">OUT status</text:span><text:span text:style-name="T3"><text:tab/></text:span><text:span text:style-name="T3">status object (Status)</text:span></text:p>
            <text:p text:style-name="P8"><text:span text:style-name="T3"/></text:p>
            <text:p text:style-name="P8"><text:span text:style-name="T3">int MPI_Test(MPI_Request *request, int *flag, MPI_Status *status)</text:span></text:p>
            <text:p text:style-name="P8"><text:span text:style-name="T3"/></text:p>
            <text:p text:style-name="P8"><text:span text:style-name="T3">MPI_TEST(REQUEST, FLAG, STATUS, IERROR)</text:span></text:p>
            <text:p text:style-name="P8"><text:span text:style-name="T3">LOGICAL FLAG</text:span></text:p>
            <text:p text:style-name="P8"><text:span text:style-name="T3">INTEGER REQUEST, STATUS(MPI_STATUS_SIZE), IERROR</text:span></text:p>
            <text:p text:style-name="P8"><text:span text:style-name="T3"/></text:p>
            <text:p text:style-name="P8"><text:span text:style-name="T3">bool MPI::Request::Test(MPI::Status&amp; status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1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2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Неблокирующий режим: пример</text:p>
          </draw:text-box>
        </draw:frame>
        <draw:frame presentation:style-name="pr9" draw:text-style-name="P8" draw:layer="layout" svg:width="23.911cm" svg:height="15.344cm" svg:x="2.271cm" svg:y="5.822cm" presentation:class="subtitle" presentation:user-transformed="true">
          <draw:text-box>
            <text:p text:style-name="P8"><text:span text:style-name="T3">if( rank == 0){</text:span></text:p>
            <text:p text:style-name="P8"><text:span text:style-name="T3"><text:tab/></text:span><text:span text:style-name="T3">MPI_Isend( buf, 100, MPI_CHAR, 1, 99,</text:span><text:span text:style-name="T3"><text:line-break/></text:span><text:span text:style-name="T3"><text:tab/></text:span><text:span text:style-name="T3"><text:tab/></text:span><text:span text:style-name="T3">MPI_COMM_WORLD, &amp;req);</text:span></text:p>
            <text:p text:style-name="P8"><text:span text:style-name="T3"/></text:p>
            <text:p text:style-name="P8"><text:span text:style-name="T3">// здесь могли бы быть ваши вычисления</text:span></text:p>
            <text:p text:style-name="P8"><text:span text:style-name="T3"/></text:p>
            <text:p text:style-name="P8"><text:span text:style-name="T3"><text:tab/></text:span><text:span text:style-name="T3">MPI_Wait( &amp;req, &amp;status);</text:span></text:p>
            <text:p text:style-name="P8"><text:span text:style-name="T3"><text:s text:c="2"/></text:span><text:span text:style-name="T3">}</text:span></text:p>
            <text:p text:style-name="P8"><text:span text:style-name="T3"><text:s/></text:span><text:span text:style-name="T3">else{</text:span></text:p>
            <text:p text:style-name="P8"><text:span text:style-name="T3"><text:tab/></text:span><text:span text:style-name="T3">MPI_Irecv( buf, 100, MPI_CHAR, 0, 99,</text:span><text:span text:style-name="T3"><text:line-break/></text:span><text:span text:style-name="T3"><text:tab/></text:span><text:span text:style-name="T3"><text:tab/></text:span><text:span text:style-name="T3">MPI_COMM_WORLD, &amp;req);</text:span></text:p>
            <text:p text:style-name="P8"><text:span text:style-name="T3"/></text:p>
            <text:p text:style-name="P12"><text:span text:style-name="T7">// здесь могли бы быть ваши вычисления</text:span></text:p>
            <text:p text:style-name="P8"><text:span text:style-name="T3"/></text:p>
            <text:p text:style-name="P8"><text:span text:style-name="T3"><text:tab/></text:span><text:span text:style-name="T3">MPI_Wait( &amp;req, &amp;status);</text:span></text:p>
            <text:p text:style-name="P8"><text:span text:style-name="T3"><text:s text:c="2"/></text:span><text:span text:style-name="T3">}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2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3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роба и отмена</text:p>
          </draw:text-box>
        </draw:frame>
        <draw:frame presentation:style-name="pr3" draw:layer="layout" svg:width="23.911cm" svg:height="15.344cm" svg:x="2.058cm" svg:y="6.633cm" presentation:class="subtitle" presentation:user-transformed="true">
          <draw:text-box>
            <text:p>Операции MPI_PROBE и MPI_IPROBE позволяют проверить входные сообщения без их реального приема. Пользователь затем может решить, как ему принимать эти сообщения, основываясь на информации, возвращенной при пробе либо отменить ждущие сообщения.</text:p>
          </draw:text-box>
        </draw:frame>
        <presentation:notes draw:style-name="dp2">
          <draw:page-thumbnail draw:style-name="gr1" draw:layer="layout" svg:width="13.705cm" svg:height="10.279cm" svg:x="3.647cm" svg:y="2.853cm" draw:page-number="53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4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Проба и отмена</text:p>
          </draw:text-box>
        </draw:frame>
        <draw:frame presentation:style-name="pr3" draw:layer="layout" svg:width="23.911cm" svg:height="15.344cm" svg:x="2.058cm" svg:y="6.633cm" presentation:class="subtitle">
          <draw:text-box>
            <text:p>int MPI_Probe(int source, int tag, MPI_Comm comm, MPI_Status *status)</text:p>
            <text:p/>
            <text:p>int MPI_Iprobe(int source, int tag, MPI_Comm comm, int *flag, MPI_Status *status)</text:p>
            <text:p/>
            <text:p>int MPI_Cancel(MPI_Request *request)</text:p>
          </draw:text-box>
        </draw:frame>
        <presentation:notes draw:style-name="dp2">
          <draw:page-thumbnail draw:style-name="gr1" draw:layer="layout" svg:width="13.705cm" svg:height="10.279cm" svg:x="3.647cm" svg:y="2.853cm" draw:page-number="54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5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Совмещенный прием/передача</text:p>
          </draw:text-box>
        </draw:frame>
        <draw:frame presentation:style-name="pr3" draw:layer="layout" svg:width="23.911cm" svg:height="15.344cm" svg:x="2.058cm" svg:y="6.633cm" presentation:class="subtitle" presentation:user-transformed="true">
          <draw:text-box>
            <text:p>Операция send-receive комбинирует в одном обращении посылку сообщения одному получателю и прием сообщения от другого отправителя. </text:p>
            <text:p/>
            <text:p>Эта операция весьма полезна для выполнения сдвига по цепи процессов.</text:p>
          </draw:text-box>
        </draw:frame>
        <presentation:notes draw:style-name="dp2">
          <draw:page-thumbnail draw:style-name="gr1" draw:layer="layout" svg:width="13.705cm" svg:height="10.279cm" svg:x="3.647cm" svg:y="2.853cm" draw:page-number="55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6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Совмещенный прием/передача</text:p>
          </draw:text-box>
        </draw:frame>
        <draw:frame presentation:style-name="pr3" draw:text-style-name="P8" draw:layer="layout" svg:width="23.911cm" svg:height="15.344cm" svg:x="2.089cm" svg:y="5.656cm" presentation:class="subtitle" presentation:user-transformed="true">
          <draw:text-box>
            <text:p text:style-name="P8"><text:span text:style-name="T3">MPI_SENDRECV(sendbuf, sendcount, sendtype,</text:span><text:span text:style-name="T3"><text:line-break/></text:span><text:span text:style-name="T3"> dest, sendtag,recvbuf, recvcount, recvtype,</text:span><text:span text:style-name="T3"><text:line-break/></text:span><text:span text:style-name="T3"> source, recvtag, comm, status)</text:span></text:p>
            <text:p text:style-name="P8"><text:span text:style-name="T3"/></text:p>
            <text:p text:style-name="P8"><text:span text:style-name="T3">IN </text:span><text:span text:style-name="T3"><text:tab/></text:span><text:span text:style-name="T3">sendbuf </text:span><text:span text:style-name="T3"><text:tab/></text:span><text:span text:style-name="T3">адрес буфера отправителя</text:span></text:p>
            <text:p text:style-name="P8"><text:span text:style-name="T3">IN </text:span><text:span text:style-name="T3"><text:tab/></text:span><text:span text:style-name="T3">sendcount </text:span><text:span text:style-name="T3"><text:tab/></text:span><text:span text:style-name="T3">число элементов в буфере</text:span></text:p>
            <text:p text:style-name="P8"><text:span text:style-name="T3">IN </text:span><text:span text:style-name="T3"><text:tab/></text:span><text:span text:style-name="T3">sendtype </text:span><text:span text:style-name="T3"><text:tab/></text:span><text:span text:style-name="T3">тип элементов в буфере</text:span></text:p>
            <text:p text:style-name="P8"><text:span text:style-name="T3">IN </text:span><text:span text:style-name="T3"><text:tab/></text:span><text:span text:style-name="T3">dest </text:span><text:span text:style-name="T3"><text:tab/></text:span><text:span text:style-name="T3">номер процесса-получателя</text:span></text:p>
            <text:p text:style-name="P8"><text:span text:style-name="T3">IN </text:span><text:span text:style-name="T3"><text:tab/></text:span><text:span text:style-name="T3">sendtag </text:span><text:span text:style-name="T3"><text:tab/></text:span><text:span text:style-name="T3">тэг процесса-отправителя </text:span><text:span text:style-name="T3"><text:tab/></text:span></text:p>
            <text:p text:style-name="P8"><text:span text:style-name="T3">OUT </text:span><text:span text:style-name="T3"><text:tab/></text:span><text:span text:style-name="T3">recvbuf </text:span><text:span text:style-name="T3"><text:tab/></text:span><text:span text:style-name="T3">адрес приемного буфера</text:span></text:p>
            <text:p text:style-name="P8"><text:span text:style-name="T3">IN </text:span><text:span text:style-name="T3"><text:tab/></text:span><text:span text:style-name="T3">recvcount </text:span><text:span text:style-name="T3"><text:tab/></text:span><text:span text:style-name="T3">число элементов в буфере</text:span></text:p>
            <text:p text:style-name="P8"><text:span text:style-name="T3">IN </text:span><text:span text:style-name="T3"><text:tab/></text:span><text:span text:style-name="T3">recvtype </text:span><text:span text:style-name="T3"><text:tab/></text:span><text:span text:style-name="T3">тип элементов в буфере</text:span></text:p>
            <text:p text:style-name="P8"><text:span text:style-name="T3">IN </text:span><text:span text:style-name="T3"><text:tab/></text:span><text:span text:style-name="T3">source </text:span><text:span text:style-name="T3"><text:tab/></text:span><text:span text:style-name="T3">номер процесса-отправителя</text:span></text:p>
            <text:p text:style-name="P8"><text:span text:style-name="T3">IN </text:span><text:span text:style-name="T3"><text:tab/></text:span><text:span text:style-name="T3">recvtag </text:span><text:span text:style-name="T3"><text:tab/></text:span><text:span text:style-name="T3">тэг процесса-получателя</text:span></text:p>
            <text:p text:style-name="P8"><text:span text:style-name="T3">IN </text:span><text:span text:style-name="T3"><text:tab/></text:span><text:span text:style-name="T3">comm </text:span><text:span text:style-name="T3"><text:tab/></text:span><text:span text:style-name="T3">коммуникатор</text:span></text:p>
            <text:p text:style-name="P8"><text:span text:style-name="T3">OUT </text:span><text:span text:style-name="T3"><text:tab/></text:span><text:span text:style-name="T3">status </text:span><text:span text:style-name="T3"><text:tab/></text:span><text:span text:style-name="T3">статус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6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7" draw:style-name="dp1" draw:master-page-name="mondo_5f_yellow" presentation:presentation-page-layout-name="AL2T0">
        <office:forms form:automatic-focus="false" form:apply-design-mode="false"/>
        <draw:frame presentation:style-name="pr1" draw:layer="layout" svg:width="23.911cm" svg:height="3.507cm" svg:x="2.058cm" svg:y="1.743cm" presentation:class="title">
          <draw:text-box>
            <text:p>Совмещенный прием/передача</text:p>
          </draw:text-box>
        </draw:frame>
        <draw:frame presentation:style-name="pr3" draw:text-style-name="P8" draw:layer="layout" svg:width="23.911cm" svg:height="15.344cm" svg:x="2.089cm" svg:y="5.655cm" presentation:class="subtitle" presentation:user-transformed="true">
          <draw:text-box>
            <text:p text:style-name="P8"><text:span text:style-name="T3">MPI_SENDRECV_REPLACE(buf, count, datatype,</text:span><text:span text:style-name="T3"><text:line-break/></text:span><text:span text:style-name="T3"> dest, sendtag, source, recvtag, comm, status)</text:span></text:p>
            <text:p text:style-name="P8"><text:span text:style-name="T3"/></text:p>
            <text:p text:style-name="P8"><text:span text:style-name="T3">INOUT </text:span><text:span text:style-name="T3"><text:tab/></text:span><text:span text:style-name="T3">buf </text:span><text:span text:style-name="T3"><text:tab/></text:span><text:span text:style-name="T3">адрес буфера отправителя и получателя </text:span></text:p>
            <text:p text:style-name="P8"><text:span text:style-name="T3">IN </text:span><text:span text:style-name="T3"><text:tab/></text:span><text:span text:style-name="T3">count </text:span><text:span text:style-name="T3"><text:tab/></text:span><text:span text:style-name="T3">число элементов в буфере отправителя и получателя</text:span></text:p>
            <text:p text:style-name="P8"><text:span text:style-name="T3">IN </text:span><text:span text:style-name="T3"><text:tab/></text:span><text:span text:style-name="T3">datatype </text:span><text:span text:style-name="T3"><text:tab/></text:span><text:span text:style-name="T3">тип элементов в буфере отправителя и получателя</text:span></text:p>
            <text:p text:style-name="P8"><text:span text:style-name="T3">IN </text:span><text:span text:style-name="T3"><text:tab/></text:span><text:span text:style-name="T3">dest </text:span><text:span text:style-name="T3"><text:tab/></text:span><text:span text:style-name="T3">номер процесса-получателя</text:span></text:p>
            <text:p text:style-name="P8"><text:span text:style-name="T3">IN </text:span><text:span text:style-name="T3"><text:tab/></text:span><text:span text:style-name="T3">sendtag </text:span><text:span text:style-name="T3"><text:tab/></text:span><text:span text:style-name="T3">тэг процесса-отправителя</text:span></text:p>
            <text:p text:style-name="P8"><text:span text:style-name="T3">IN </text:span><text:span text:style-name="T3"><text:tab/></text:span><text:span text:style-name="T3">source </text:span><text:span text:style-name="T3"><text:tab/></text:span><text:span text:style-name="T3">номер процесса-отправителя</text:span></text:p>
            <text:p text:style-name="P8"><text:span text:style-name="T3">IN </text:span><text:span text:style-name="T3"><text:tab/></text:span><text:span text:style-name="T3">recvtag </text:span><text:span text:style-name="T3"><text:tab/></text:span><text:span text:style-name="T3">тэг процесса-получателя</text:span></text:p>
            <text:p text:style-name="P8"><text:span text:style-name="T3">IN </text:span><text:span text:style-name="T3"><text:tab/></text:span><text:span text:style-name="T3">comm </text:span><text:span text:style-name="T3"><text:tab/></text:span><text:span text:style-name="T3">коммуникатор (дескриптор) </text:span><text:span text:style-name="T3"><text:tab/></text:span></text:p>
            <text:p text:style-name="P8"><text:span text:style-name="T3">OUT </text:span><text:span text:style-name="T3"><text:tab/></text:span><text:span text:style-name="T3">status </text:span><text:span text:style-name="T3"><text:tab/></text:span><text:span text:style-name="T3">статус (статус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57" presentation:class="page"/>
          <draw:frame presentation:style-name="pr4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8" draw:style-name="dp1" draw:master-page-name="mondo_5f_yellow" presentation:presentation-page-layout-name="AL2T0">
        <office:forms form:automatic-focus="false" form:apply-design-mode="false"/>
        <draw:frame presentation:style-name="pr5" draw:layer="layout" svg:width="23.911cm" svg:height="3.507cm" svg:x="2.058cm" svg:y="1.743cm" presentation:class="title">
          <draw:text-box>
            <text:p>NULL процессы</text:p>
          </draw:text-box>
        </draw:frame>
        <draw:frame presentation:style-name="pr3" draw:layer="layout" svg:width="23.911cm" svg:height="15.344cm" svg:x="2.058cm" svg:y="5.822cm" presentation:class="subtitle" presentation:user-transformed="true">
          <draw:text-box>
            <text:p>Во многих случаях удобно описать «фиктивного» отправителя или получателя для коммуникаций. Это упрощает код, который необходим для работы с границами, например, в случае нециклического сдвига, выполненного по вызову send-receive. </text:p>
            <text:p/>
            <text:p>Вместо номера процесса может быть использовано специальное значение MPI_PROC_NULL</text:p>
          </draw:text-box>
        </draw:frame>
        <presentation:notes draw:style-name="dp2">
          <draw:page-thumbnail draw:style-name="gr1" draw:layer="layout" svg:width="13.705cm" svg:height="10.279cm" svg:x="3.647cm" svg:y="2.853cm" draw:page-number="58" presentation:class="page"/>
          <draw:frame presentation:style-name="pr4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heading_20_4" style:display-name="heading 4" style:family="graphic">
      <style:paragraph-properties fo:margin-left="2.688cm" fo:margin-right="0cm" fo:margin-top="0.746cm" fo:margin-bottom="0.88cm" fo:text-indent="-2.688cm" style:text-autospace="none"/>
      <style:text-properties fo:font-family="Albany, Arial" style:font-family-generic="swiss" style:font-pitch="variable" fo:font-size="14pt" fo:language="en" fo:country="US" style:font-family-asian="'HG Mincho Light J', msmincho" style:font-pitch-asian="variable" style:language-asian="en" style:country-asian="US" style:font-family-complex="Albany, Arial" style:font-family-generic-complex="swiss" style:font-pitch-complex="variable" style:font-size-complex="14pt"/>
    </style:style>
    <style:style style:name="Table_20_Contents" style:display-name="Table Contents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able_20_Heading" style:display-name="Table Heading" style:family="graphic">
      <style:paragraph-properties fo:margin-top="0cm" fo:margin-bottom="0.374cm" fo:text-align="center" style:text-autospace="none"/>
      <style:text-properties fo:font-size="12pt" fo:language="en" fo:country="US" fo:font-style="italic" fo:font-weight="bold" style:language-asian="en" style:country-asian="US" style:font-size-complex="12pt" style:font-style-complex="italic" style:font-weight-complex="bold"/>
    </style:style>
    <style:style style:name="Teletype" style:family="graphic">
      <style:paragraph-properties style:text-autospace="none"/>
      <style:text-properties fo:font-family="'Courier New'" style:font-family-generic="modern" style:font-pitch="fixed" fo:font-size="12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2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0pt" fo:language="en" fo:country="US" style:font-family-asian="'Courier New'" style:font-family-generic-asian="modern" style:font-pitch-asian="fixed" style:language-asian="en" style:country-asian="US" style:font-family-complex="'Courier New'" style:font-family-generic-complex="modern" style:font-pitch-complex="fixed" style:font-size-complex="10pt"/>
    </style:style>
    <style:style style:name="mondo_5f_yellow-background" style:display-name="mondo_yellow-background" style:family="presentation">
      <style:graphic-properties draw:stroke="none" draw:fill="none"/>
    </style:style>
    <style:style style:name="mondo_5f_yellow-backgroundobjects" style:display-name="mondo_yellow-backgroundobjects" style:family="presentation">
      <style:graphic-properties draw:shadow="hidden" draw:shadow-offset-x="0.3cm" draw:shadow-offset-y="0.3cm" draw:shadow-color="#808080"/>
    </style:style>
    <style:style style:name="mondo_5f_yellow-notes" style:display-name="mondo_yellow-notes" style:family="presentation">
      <style:graphic-properties draw:stroke="none" draw:fill="none">
        <text:list-style style:name="mondo_5f_yellow-notes" style:display-name="mondo_yel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yellow-outline1" style:display-name="mondo_yellow-outline1" style:family="presentation">
      <style:graphic-properties draw:stroke="none" draw:fill="none">
        <text:list-style style:name="mondo_5f_yellow-outline1" style:display-name="mondo_yellow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yellow-outline2" style:display-name="mondo_yellow-outline2" style:family="presentation" style:parent-style-name="mondo_5f_yel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yellow-outline3" style:display-name="mondo_yellow-outline3" style:family="presentation" style:parent-style-name="mondo_5f_yel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yellow-outline4" style:display-name="mondo_yellow-outline4" style:family="presentation" style:parent-style-name="mondo_5f_yel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yellow-outline5" style:display-name="mondo_yellow-outline5" style:family="presentation" style:parent-style-name="mondo_5f_yel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yellow-outline6" style:display-name="mondo_yellow-outline6" style:family="presentation" style:parent-style-name="mondo_5f_yel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yellow-outline7" style:display-name="mondo_yellow-outline7" style:family="presentation" style:parent-style-name="mondo_5f_yel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yellow-outline8" style:display-name="mondo_yellow-outline8" style:family="presentation" style:parent-style-name="mondo_5f_yel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yellow-outline9" style:display-name="mondo_yellow-outline9" style:family="presentation" style:parent-style-name="mondo_5f_yel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yellow-subtitle" style:display-name="mondo_yellow-subtitle" style:family="presentation">
      <style:graphic-properties draw:stroke="none" draw:fill="none" draw:textarea-vertical-align="middle">
        <text:list-style style:name="mondo_5f_yellow-subtitle" style:display-name="mondo_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yellow-title" style:display-name="mondo_yellow-title" style:family="presentation">
      <style:graphic-properties draw:stroke="none" draw:fill="none" draw:textarea-vertical-align="middle">
        <text:list-style style:name="mondo_5f_yellow-title" style:display-name="mondo_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mondo_5f_yellow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yellow-backgroundobjects">
      <style:graphic-properties draw:stroke="none" draw:fill="solid" draw:fill-color="#ffff00" draw:textarea-horizontal-align="center" draw:textarea-vertical-align="middle"/>
    </style:style>
    <style:style style:name="Mpr3" style:family="presentation" style:parent-style-name="mondo_5f_yellow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953cm" svg:height="8.215cm" svg:x="1.758cm" svg:y="2.079cm" draw:page-number="1"/>
      <draw:page-thumbnail draw:layer="backgroundobjects" svg:width="10.953cm" svg:height="8.215cm" svg:x="1.758cm" svg:y="11.295cm"/>
      <draw:page-thumbnail draw:layer="backgroundobjects" svg:width="10.953cm" svg:height="8.215cm" svg:x="15.228cm" svg:y="2.079cm"/>
      <draw:page-thumbnail draw:layer="backgroundobjects" svg:width="10.953cm" svg:height="8.215cm" svg:x="15.228cm" svg:y="11.295cm"/>
    </style:handout-master>
    <style:master-page style:name="mondo_5f_yellow" style:display-name="mondo_yellow" style:page-layout-name="PM1" draw:style-name="Mdp1">
      <office:forms form:automatic-focus="false" form:apply-design-mode="false"/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yellow-title" draw:layer="backgroundobjects" svg:width="23.911cm" svg:height="3.506cm" svg:x="2.058cm" svg:y="1.743cm" presentation:class="title" presentation:placeholder="true">
        <draw:text-box/>
      </draw:frame>
      <draw:frame presentation:style-name="mondo_5f_yellow-outline1" draw:layer="backgroundobjects" svg:width="23.911cm" svg:height="15.343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presentation:notes style:page-layout-name="PM2">
        <draw:page-thumbnail presentation:style-name="mondo_5f_yellow-title" draw:layer="backgroundobjects" svg:width="13.705cm" svg:height="10.279cm" svg:x="3.647cm" svg:y="2.853cm" presentation:class="page"/>
        <draw:frame presentation:style-name="mondo_5f_yellow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dc:title>Желто-оранжевый</dc:title>
    <meta:creation-date>2011-03-12T10:35:37</meta:creation-date>
    <dc:language>en-US</dc:language>
    <meta:editing-cycles>54</meta:editing-cycles>
    <meta:editing-duration>PT06H15M38S</meta:editing-duration>
    <dc:date>2011-03-12T16:51:14</dc:date>
    <meta:document-statistic meta:object-count="240"/>
    <meta:user-defined meta:name="Info 1"/>
    <meta:user-defined meta:name="Info 2"/>
    <meta:user-defined meta:name="Info 3"/>
    <meta:user-defined meta:name="Info 4"/>
    <meta:template xlink:type="simple" xlink:actuate="onRequest" xlink:title="Желто-оранжевый" xlink:href="../../../../../../../usr/lib64/openoffice.org/basis3.2/share/template/ru/layout/mondo_yellow.otp"/>
  </office:meta>
</office:document-meta>
</file>